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0b3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art <text:s text:c="4"/>Value <text:s text:c="26"/>Package <text:s text:c="40"/>Library <text:s text:c="16"/></text:p>
      <text:p text:style-name="Preformatted_20_Text"/>
      <text:p text:style-name="Preformatted_20_Text">BORON <text:s text:c="3"/>PARTICLE-DEVICES-BORON <text:s text:c="9"/>PARTICLE-DEVICES_BORON <text:s text:c="25"/>Carrier Board <text:s text:c="10"/></text:p>
      <text:p text:style-name="Preformatted_20_Text">C1 <text:s text:c="6"/>0.1uF <text:s text:c="26"/>0805 <text:s text:c="43"/>SparkFun-Passives <text:s text:c="6"/></text:p>
      <text:p text:style-name="Preformatted_20_Text">C2 <text:s text:c="6"/>1uF <text:s text:c="28"/>0805 <text:s text:c="43"/>SparkFun-Passives <text:s text:c="6"/></text:p>
      <text:p text:style-name="Preformatted_20_Text">C3 <text:s text:c="6"/>0.1uF <text:s text:c="26"/>0805 <text:s text:c="43"/>SparkFun-Passives <text:s text:c="6"/></text:p>
      <text:p text:style-name="Preformatted_20_Text">C4 <text:s text:c="6"/>0.1uF <text:s text:c="26"/>0805 <text:s text:c="43"/>SparkFun-Passives <text:s text:c="6"/></text:p>
      <text:p text:style-name="Preformatted_20_Text">C5 <text:s text:c="6"/>10pF <text:s text:c="27"/>SPARKFUN-CAPACITORS_0805$1 <text:s text:c="21"/>Carrier Board <text:s text:c="10"/></text:p>
      <text:p text:style-name="Preformatted_20_Text">C6 <text:s text:c="6"/>8.2pF <text:s text:c="26"/>SPARKFUN-CAPACITORS_0805$1 <text:s text:c="21"/>Carrier Board <text:s text:c="10"/></text:p>
      <text:p text:style-name="Preformatted_20_Text">F1 <text:s text:c="6"/>6V/0.5A <text:s text:c="24"/>1206 <text:s text:c="43"/>SparkFun-Fuses <text:s text:c="9"/></text:p>
      <text:p text:style-name="Preformatted_20_Text">J1 <text:s text:c="6"/>S2B-PH-SM4-TB(LF)(SN) <text:s text:c="10"/>JST-2-SMD <text:s text:c="38"/>SparkFun-Connectors <text:s text:c="4"/></text:p>
      <text:p text:style-name="Preformatted_20_Text">R1 <text:s text:c="6"/>100k <text:s text:c="27"/>0805 <text:s text:c="43"/>SparkFun-Passives <text:s text:c="6"/></text:p>
      <text:p text:style-name="Preformatted_20_Text">R2 <text:s text:c="6"/>270K <text:s text:c="27"/>SPARKFUN-PASSIVES_0805 <text:s text:c="25"/>Carrier Board <text:s text:c="10"/></text:p>
      <text:p text:style-name="Preformatted_20_Text">R3 <text:s text:c="6"/>100K <text:s text:c="27"/>SPARKFUN-PASSIVES_0805 <text:s text:c="25"/>Carrier Board <text:s text:c="10"/></text:p>
      <text:p text:style-name="Preformatted_20_Text">R4 <text:s text:c="6"/>10k <text:s text:c="28"/>0805 <text:s text:c="43"/>SparkFun-Passives <text:s text:c="6"/></text:p>
      <text:p text:style-name="Preformatted_20_Text">R5 <text:s text:c="6"/>10k <text:s text:c="28"/>0805 <text:s text:c="43"/>SparkFun-Passives <text:s text:c="6"/></text:p>
      <text:p text:style-name="Preformatted_20_Text">R6 <text:s text:c="6"/>4.7k <text:s text:c="27"/>0805 <text:s text:c="43"/>SparkFun-Passives <text:s text:c="6"/></text:p>
      <text:p text:style-name="Preformatted_20_Text">R7 <text:s text:c="6"/>4.7k <text:s text:c="27"/>0805 <text:s text:c="43"/>SparkFun-Passives <text:s text:c="6"/></text:p>
      <text:p text:style-name="Preformatted_20_Text">R8 <text:s text:c="6"/>270K <text:s text:c="27"/>SPARKFUN-PASSIVES_0805 <text:s text:c="25"/>Carrier Board <text:s text:c="10"/></text:p>
      <text:p text:style-name="Preformatted_20_Text">S1 <text:s text:c="6"/>TPS22918DBVT <text:s text:c="19"/>SOT95P280X145-6N <text:s text:c="31"/>TPS22918DBVT <text:s text:c="11"/></text:p>
      <text:p text:style-name="Preformatted_20_Text">S2 <text:s text:c="38"/>EG1218 <text:s text:c="41"/>adafruit <text:s text:c="15"/></text:p>
      <text:p text:style-name="Preformatted_20_Text">U1 <text:s text:c="6"/>MCP79410-I/SN <text:s text:c="18"/>SOIC127P600X175-8N <text:s text:c="29"/>MCP79410-I_SN <text:s text:c="10"/></text:p>
      <text:p text:style-name="Preformatted_20_Text">U2 <text:s text:c="6"/>MB85RC128PNF-G-JNE1 <text:s text:c="12"/>FUJITSU_BY_ELEMENT14_BATCH_1_SOIC127P600X175-8N Carrier Board <text:s text:c="10"/></text:p>
      <text:p text:style-name="Preformatted_20_Text">U3 <text:s text:c="6"/>TPL5010 <text:s text:c="24"/>TSOT-23 <text:tab/><text:tab/><text:tab/> <text:s text:c="23"/>Carrier Board <text:s text:c="10"/></text:p>
      <text:p text:style-name="Preformatted_20_Text">U4 <text:s text:c="38"/>SHT3X <text:s text:c="42"/>Adafruit SHT31 Breakout </text:p>
      <text:p text:style-name="Preformatted_20_Text">USER-SW <text:s/>MF-SW-TACT-6MM <text:s text:c="17"/>MF_SWITCHES_TACT6MM <text:s text:c="28"/>Carrier Board <text:s text:c="10"/></text:p>
      <text:p text:style-name="Preformatted_20_Text">X1 <text:s text:c="6"/>BM04B-SRSS-TB <text:s text:c="18"/>BM04B-SRSS-TB <text:s text:c="34"/>con-jst2 <text:s text:c="15"/></text:p>
      <text:p text:style-name="Preformatted_20_Text">X2 <text:s text:c="6"/>BM04B-SRSS-TB <text:s text:c="18"/>BM04B-SRSS-TB <text:s text:c="34"/>con-jst2 <text:s text:c="15"/></text:p>
      <text:p text:style-name="Preformatted_20_Text">X3 <text:s text:c="6"/>BM04B-SRSS-TB <text:s text:c="18"/>BM04B-SRSS-TB <text:s text:c="34"/>con-jst2 <text:s text:c="15"/></text:p>
      <text:p text:style-name="Preformatted_20_Text">X4 <text:s text:c="6"/>BM04B-SRSS-TB <text:s text:c="18"/>BM04B-SRSS-TB <text:s text:c="34"/>con-jst2 <text:s text:c="15"/></text:p>
      <text:p text:style-name="Preformatted_20_Text">X5 <text:s text:c="6"/>BM04B-SRSS-TB <text:s text:c="18"/>BM04B-SRSS-TB <text:s text:c="34"/>con-jst2 <text:s text:c="15"/></text:p>
      <text:p text:style-name="Preformatted_20_Text">X6 <text:s text:c="6"/>BM04B-SRSS-TB <text:s text:c="18"/>BM04B-SRSS-TB <text:s text:c="34"/>con-jst2 <text:s text:c="15"/></text:p>
      <text:p text:style-name="Preformatted_20_Text">X7 <text:s text:c="6"/>BM04B-SRSS-TB <text:s text:c="18"/>BM04B-SRSS-TB <text:s text:c="34"/>con-jst2 <text:s text:c="15"/></text:p>
      <text:p text:style-name="Preformatted_20_Text">X8 <text:s text:c="6"/>BM04B-SRSS-TB <text:s text:c="18"/>BM04B-SRSS-TB <text:s text:c="34"/>con-jst2 <text:s text:c="15"/></text:p>
      <text:p text:style-name="Preformatted_20_Text">Y1 <text:s text:c="6"/>ECS-.327-6-17X-TR <text:s text:c="14"/>XTAL_ECS-.327-6-17X-TR <text:tab/> <text:s text:c="23"/>Carrier Board <text:s text:c="10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7-30T13:58:00.477032652</dc:date>
    <meta:editing-duration>PT11M37S</meta:editing-duration>
    <meta:editing-cycles>2</meta:editing-cycles>
    <meta:generator>LibreOffice/6.3.5.2$Linux_X86_64 LibreOffice_project/30$Build-2</meta:generator>
    <meta:print-date>2020-07-30T13:57:58.146443537</meta:print-date>
    <meta:document-statistic meta:table-count="0" meta:image-count="0" meta:object-count="0" meta:page-count="1" meta:paragraph-count="34" meta:word-count="146" meta:character-count="3829" meta:non-whitespace-character-count="1247"/>
  </office:meta>
</office:document-meta>
</file>